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./linux mem=1024m ubda=G</text:p>
      <text:p text:style-name="Standard"/>
      <text:p text:style-name="Standard">ARCH=um make -j 4</text:p>
      <text:p text:style-name="Standard"/>
      <text:p text:style-name="Standard"><text:s/>ARCH=um make menuconfig</text:p>
      <text:p text:style-name="Standard"/>
      <text:p text:style-name="Standard"/>
      <text:p text:style-name="Standard"><text:a xlink:href="http://fs.devloop.org.uk/" office:target-frame-name="_top" xlink:show="replace">http://fs.devloop.org.uk/</text:a><text:s text:c="4"/>(GENTOO)</text:p>
      <text:p text:style-name="Standard"/>
      <text:p text:style-name="Standard"><text:a xlink:href="https://uml.devloop.org.uk/kernels.html" office:target-frame-name="_top" xlink:show="replace">https://uml.devloop.org.uk/kernels.html</text:a><text:s text:c="3"/>(.configure)</text:p>
      <text:p text:style-name="Standard"/>
      <text:p text:style-name="Standard"><text:a xlink:href="https://www.cyberciti.biz/tips/compiling-linux-kernel-26.html" office:target-frame-name="_top" xlink:show="replace">https://www.cyberciti.biz/tips/compiling-linux-kernel-26.html</text:a><text:s text:c="2"/>(setup gui)</text:p>
      <text:p text:style-name="Standard"/>
      <text:p text:style-name="Standard"/>
      <text:p text:style-name="Standard"/>
      <text:p text:style-name="Standard"/>
      <text:p text:style-name="Standard">ARCH=um make -j 4</text:p>
      <text:p text:style-name="Standard"/>
      <text:p text:style-name="Standard">./linux mem=1024m ubda=G</text:p>
      <text:p text:style-name="Standard"/>
      <text:p text:style-name="Standard">root</text:p>
      <text:p text:style-name="Standard"/>
      <text:p text:style-name="Standard">vim test.c</text:p>
      <text:p text:style-name="Standard"/>
      <text:p text:style-name="Standard">gcc test.c</text:p>
      <text:p text:style-name="Standard"><text:s/>dmesg</text:p>
      <text:p text:style-name="Standard">./a.out</text:p>
      <text:p text:style-name="Standard"/>
      <text:p text:style-name="Standard">shutdown -h now</text:p>
      <text:p text:style-name="Standard"/>
      <text:p text:style-name="Standard"/>
      <text:p text:style-name="Standard"/>
      <text:p text:style-name="Standard"/>
      <text:p text:style-name="Standard"/>
      <text:p text:style-name="Standard">amy@amy-VirtualBox:~/Documents/Lab6/linux-4.19.1/info$ mak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ng Yimin</dc:creator>
    <meta:creation-date>2018-11-22T19:04:00Z</meta:creation-date>
    <dc:date>2019-07-17T05:13:00Z</dc:date>
    <meta:template xlink:href="Normal.dotm" xlink:type="simple"/>
    <meta:editing-cycles>3</meta:editing-cycles>
    <meta:editing-duration>PT180S</meta:editing-duration>
    <meta:document-statistic meta:page-count="1" meta:paragraph-count="1" meta:word-count="89" meta:character-count="598" meta:row-count="4" meta:non-whitespace-character-count="510"/>
  </office:meta>
</office:document-meta>
</file>